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underover>
          <mo stretchy="false">∑</mo>
          <mrow>
            <mrow>
              <mi>n</mi>
              <mo stretchy="false">=</mo>
              <mn>0</mn>
            </mrow>
          </mrow>
          <mo stretchy="false">∞</mo>
        </munderover>
        <msub>
          <mi>f</mi>
          <mi>n</mi>
        </msub>
      </mrow>
      <mrow>
        <mo stretchy="false">(</mo>
        <mrow>
          <mi>z</mi>
        </mrow>
        <mo stretchy="false">)</mo>
      </mrow>
    </mrow>
    <annotation encoding="StarMath 5.0">sum from {n=0} to infinity f_n (z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8:17:12.279000000</meta:creation-date>
    <meta:generator>LibreOffice/4.1.4.2$Windows_x86 LibreOffice_project/0a0440ccc0227ad9829de5f46be37cfb6edcf72</meta:generator>
  </office:meta>
</office:document-meta>
</file>